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0def" officeooo:paragraph-rsid="001b0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The quick brown FoX</text:p>
      <text:p text:style-name="P1"><text:s/>jumps over the</text:p>
      <text:p text:style-name="P1"><text:s/>lazy d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7:51:49.446368838</meta:creation-date>
    <dc:date>2018-09-25T07:57:34.775416716</dc:date>
    <meta:editing-duration>PT2M16S</meta:editing-duration>
    <meta:editing-cycles>1</meta:editing-cycles>
    <meta:document-statistic meta:table-count="0" meta:image-count="0" meta:object-count="0" meta:page-count="1" meta:paragraph-count="3" meta:word-count="9" meta:character-count="43" meta:non-whitespace-character-count="35"/>
    <meta:generator>LibreOffice/6.1.1.2$Linux_X86_64 LibreOffice_project/10$Build-2</meta:generator>
  </office:meta>
</office:document-meta>
</file>